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/>
    <style:font-face style:name="DAAAAA+LiberationSerif1" svg:font-family="DAAAAA+LiberationSerif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DAAAAA+LiberationSerif" svg:font-family="DAAAAA+Liberation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41in" fo:margin-left="0in" table:align="left"/>
    </style:style>
    <style:style style:name="Table1.A" style:family="table-column">
      <style:table-column-properties style:column-width="0.8778in"/>
    </style:style>
    <style:style style:name="Table1.B" style:family="table-column">
      <style:table-column-properties style:column-width="0.834in"/>
    </style:style>
    <style:style style:name="Table1.C" style:family="table-column">
      <style:table-column-properties style:column-width="0.6264in"/>
    </style:style>
    <style:style style:name="Table1.D" style:family="table-column">
      <style:table-column-properties style:column-width="0.5403in"/>
    </style:style>
    <style:style style:name="Table1.E" style:family="table-column">
      <style:table-column-properties style:column-width="0.559in"/>
    </style:style>
    <style:style style:name="Table1.F" style:family="table-column">
      <style:table-column-properties style:column-width="0.625in"/>
    </style:style>
    <style:style style:name="Table1.H" style:family="table-column">
      <style:table-column-properties style:column-width="0.691in"/>
    </style:style>
    <style:style style:name="Table1.I" style:family="table-column">
      <style:table-column-properties style:column-width="0.8056in"/>
    </style:style>
    <style:style style:name="Table1.J" style:family="table-column">
      <style:table-column-properties style:column-width="0.756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J1" style:family="table-cell">
      <style:table-cell-properties fo:padding="0.0382in" fo:border="0.05pt solid #000000"/>
    </style:style>
    <style:style style:name="Table1.2" style:family="table-row">
      <style:table-row-properties style:min-row-height="0.2875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J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officeooo:paragraph-rsid="001bd192"/>
    </style:style>
    <style:style style:name="P2" style:family="paragraph" style:parent-style-name="Standard">
      <style:text-properties style:text-underline-style="none" officeooo:rsid="001bd192" officeooo:paragraph-rsid="002344e5"/>
    </style:style>
    <style:style style:name="P3" style:family="paragraph" style:parent-style-name="Standard">
      <style:text-properties officeooo:paragraph-rsid="001bd192"/>
    </style:style>
    <style:style style:name="P4" style:family="paragraph" style:parent-style-name="Standard">
      <style:text-properties officeooo:paragraph-rsid="00207aa3"/>
    </style:style>
    <style:style style:name="P5" style:family="paragraph" style:parent-style-name="Standard">
      <style:text-properties style:font-name="DAAAAA+LiberationSerif" fo:font-size="12pt" style:text-underline-style="none" officeooo:rsid="001bd192" officeooo:paragraph-rsid="001bd192" style:font-size-asian="12pt"/>
    </style:style>
    <style:style style:name="P6" style:family="paragraph" style:parent-style-name="Standard">
      <style:text-properties style:font-name="DAAAAA+LiberationSerif" fo:font-size="12pt" style:text-underline-style="none" officeooo:rsid="001e0a6a" officeooo:paragraph-rsid="001e0a6a" style:font-size-asian="12pt"/>
    </style:style>
    <style:style style:name="P7" style:family="paragraph" style:parent-style-name="Standard">
      <style:text-properties style:font-name="DAAAAA+LiberationSerif" fo:font-size="12pt" style:text-underline-style="none" fo:font-weight="normal" officeooo:rsid="001bd192" officeooo:paragraph-rsid="001e8077" style:font-size-asian="12pt" style:font-weight-asian="normal" style:font-weight-complex="normal"/>
    </style:style>
    <style:style style:name="P8" style:family="paragraph" style:parent-style-name="Standard">
      <style:text-properties style:font-name="DAAAAA+LiberationSerif" fo:font-size="12pt" style:text-underline-style="none" fo:font-weight="normal" officeooo:rsid="00207aa3" officeooo:paragraph-rsid="00207aa3" style:font-size-asian="12pt" style:font-weight-asian="normal" style:font-weight-complex="normal"/>
    </style:style>
    <style:style style:name="P9" style:family="paragraph" style:parent-style-name="Standard">
      <style:text-properties style:font-name="DAAAAA+LiberationSerif" fo:font-size="12pt" style:text-underline-style="none" fo:font-weight="normal" officeooo:rsid="00207aa3" officeooo:paragraph-rsid="003a1c7f" style:font-size-asian="12pt" style:font-weight-asian="normal" style:font-weight-complex="normal"/>
    </style:style>
    <style:style style:name="P10" style:family="paragraph" style:parent-style-name="Standard">
      <style:text-properties style:font-name="DAAAAA+LiberationSerif" fo:font-size="12pt" style:text-underline-style="none" fo:font-weight="normal" officeooo:rsid="002c11c2" officeooo:paragraph-rsid="002c11c2" style:font-size-asian="12pt" style:font-weight-asian="normal" style:font-weight-complex="normal"/>
    </style:style>
    <style:style style:name="P11" style:family="paragraph" style:parent-style-name="Standard">
      <style:text-properties style:font-name="DAAAAA+LiberationSerif" fo:font-size="12pt" style:text-underline-style="none" fo:font-weight="normal" officeooo:rsid="002c11c2" officeooo:paragraph-rsid="003a1c7f" style:font-size-asian="12pt" style:font-weight-asian="normal" style:font-weight-complex="normal"/>
    </style:style>
    <style:style style:name="P12" style:family="paragraph" style:parent-style-name="Standard">
      <style:text-properties style:font-name="DAAAAA+LiberationSerif" fo:font-size="12pt" style:text-underline-style="none" fo:font-weight="normal" officeooo:rsid="002c11c2" officeooo:paragraph-rsid="00404fa6" style:font-size-asian="12pt" style:font-weight-asian="normal" style:font-weight-complex="normal"/>
    </style:style>
    <style:style style:name="P13" style:family="paragraph" style:parent-style-name="Standard">
      <style:text-properties style:font-name="DAAAAA+LiberationSerif" fo:font-size="12pt" officeooo:paragraph-rsid="001bd192" style:font-size-asian="12pt"/>
    </style:style>
    <style:style style:name="P14" style:family="paragraph" style:parent-style-name="Standard">
      <style:text-properties style:font-name="DAAAAA+LiberationSerif" fo:font-size="12pt" officeooo:paragraph-rsid="00404fa6" style:font-size-asian="12pt"/>
    </style:style>
    <style:style style:name="P15" style:family="paragraph" style:parent-style-name="Standard">
      <style:text-properties style:font-name="DAAAAA+LiberationSerif" fo:font-size="12pt" fo:font-weight="normal" officeooo:rsid="00207aa3" officeooo:paragraph-rsid="00207aa3" style:font-size-asian="12pt" style:font-weight-asian="normal" style:font-weight-complex="normal"/>
    </style:style>
    <style:style style:name="P16" style:family="paragraph" style:parent-style-name="Standard">
      <style:text-properties style:font-name="DAAAAA+LiberationSerif" fo:font-size="12pt" fo:font-weight="normal" officeooo:rsid="002a317a" officeooo:paragraph-rsid="002a317a" style:font-size-asian="12pt" style:font-weight-asian="normal" style:font-weight-complex="normal"/>
    </style:style>
    <style:style style:name="P17" style:family="paragraph" style:parent-style-name="Standard">
      <style:text-properties style:font-name="DAAAAA+LiberationSerif" fo:font-size="12pt" style:text-underline-style="solid" style:text-underline-width="auto" style:text-underline-color="font-color" fo:font-weight="bold" officeooo:rsid="0023af5f" officeooo:paragraph-rsid="00207aa3" style:font-size-asian="12pt" style:font-weight-asian="bold" style:font-weight-complex="bold"/>
    </style:style>
    <style:style style:name="P18" style:family="paragraph" style:parent-style-name="Standard">
      <style:text-properties style:font-name="DAAAAA+LiberationSerif" fo:font-size="12pt" style:text-underline-style="solid" style:text-underline-width="auto" style:text-underline-color="font-color" fo:font-weight="bold" officeooo:rsid="002ad582" officeooo:paragraph-rsid="003a1c7f" style:font-size-asian="12pt" style:font-weight-asian="bold" style:font-weight-complex="bold"/>
    </style:style>
    <style:style style:name="P19" style:family="paragraph" style:parent-style-name="Standard">
      <style:text-properties style:font-name="DAAAAA+LiberationSerif1" fo:font-size="12pt" style:text-underline-style="none" fo:font-weight="normal" officeooo:rsid="001bd192" officeooo:paragraph-rsid="001e8077" style:font-size-asian="12pt" style:font-weight-asian="normal" style:font-weight-complex="normal"/>
    </style:style>
    <style:style style:name="P20" style:family="paragraph" style:parent-style-name="Standard">
      <style:text-properties style:font-name="DAAAAA+LiberationSerif1" officeooo:rsid="002a317a" officeooo:paragraph-rsid="002a317a"/>
    </style:style>
    <style:style style:name="P21" style:family="paragraph" style:parent-style-name="Standard">
      <style:text-properties officeooo:paragraph-rsid="003a1c7f"/>
    </style:style>
    <style:style style:name="P22" style:family="paragraph" style:parent-style-name="Text_20_body">
      <style:text-properties style:text-underline-style="none" officeooo:rsid="001bd192" officeooo:paragraph-rsid="001bd192"/>
    </style:style>
    <style:style style:name="P23" style:family="paragraph" style:parent-style-name="Text_20_body">
      <style:text-properties style:text-underline-style="none" officeooo:rsid="0046e261" officeooo:paragraph-rsid="0046e261"/>
    </style:style>
    <style:style style:name="P24" style:family="paragraph" style:parent-style-name="Text_20_body">
      <style:text-properties style:text-underline-style="solid" style:text-underline-width="auto" style:text-underline-color="font-color" officeooo:rsid="001bd192" officeooo:paragraph-rsid="001bd192"/>
    </style:style>
    <style:style style:name="P25" style:family="paragraph" style:parent-style-name="Text_20_body">
      <style:text-properties officeooo:rsid="0047c5e0" officeooo:paragraph-rsid="0047c5e0"/>
    </style:style>
    <style:style style:name="P26" style:family="paragraph" style:parent-style-name="Text_20_body">
      <style:text-properties officeooo:rsid="004882f2" officeooo:paragraph-rsid="004882f2"/>
    </style:style>
    <style:style style:name="P27" style:family="paragraph" style:parent-style-name="Text_20_body">
      <style:text-properties officeooo:rsid="004da9e6" officeooo:paragraph-rsid="004da9e6"/>
    </style:style>
    <style:style style:name="P28" style:family="paragraph" style:parent-style-name="Text_20_body">
      <style:text-properties style:font-name="DAAAAA+LiberationSerif" fo:font-size="12pt" style:text-underline-style="solid" style:text-underline-width="auto" style:text-underline-color="font-color" officeooo:rsid="0046144f" officeooo:paragraph-rsid="0046144f" style:font-size-asian="12pt"/>
    </style:style>
    <style:style style:name="P29" style:family="paragraph" style:parent-style-name="Text_20_body">
      <style:text-properties style:font-name="DAAAAA+LiberationSerif" fo:font-size="12pt" style:text-underline-style="solid" style:text-underline-width="auto" style:text-underline-color="font-color" fo:font-weight="bold" officeooo:rsid="0046144f" officeooo:paragraph-rsid="0047c5e0" style:font-size-asian="12pt" style:font-weight-asian="bold" style:font-weight-complex="bold"/>
    </style:style>
    <style:style style:name="P30" style:family="paragraph" style:parent-style-name="Text_20_body">
      <style:text-properties style:font-name="DAAAAA+LiberationSerif" fo:font-size="12pt" fo:font-style="normal" style:text-underline-style="none" officeooo:rsid="0046e261" officeooo:paragraph-rsid="0046e261" style:font-size-asian="12pt" style:font-style-asian="normal" style:font-style-complex="normal"/>
    </style:style>
    <style:style style:name="P31" style:family="paragraph" style:parent-style-name="Text_20_body">
      <style:text-properties style:font-name="DAAAAA+LiberationSerif" fo:font-size="12pt" style:text-underline-style="none" fo:font-weight="normal" officeooo:rsid="0047c5e0" officeooo:paragraph-rsid="0047c5e0" style:font-size-asian="12pt" style:font-weight-asian="normal" style:font-weight-complex="normal"/>
    </style:style>
    <style:style style:name="P32" style:family="paragraph" style:parent-style-name="Table_20_Contents">
      <style:text-properties style:font-name="DAAAAA+LiberationSerif1"/>
    </style:style>
    <style:style style:name="P33" style:family="paragraph" style:parent-style-name="Table_20_Contents">
      <style:paragraph-properties fo:text-align="center" style:justify-single-word="false"/>
      <style:text-properties style:font-name="DAAAAA+LiberationSerif1" officeooo:rsid="0037790a"/>
    </style:style>
    <style:style style:name="P34" style:family="paragraph" style:parent-style-name="Table_20_Contents">
      <style:paragraph-properties fo:text-align="center" style:justify-single-word="false"/>
      <style:text-properties style:font-name="DAAAAA+LiberationSerif1" officeooo:rsid="0037790a" officeooo:paragraph-rsid="0037790a"/>
    </style:style>
    <style:style style:name="P35" style:family="paragraph" style:parent-style-name="Table_20_Contents">
      <style:text-properties style:font-name="DAAAAA+LiberationSerif1" officeooo:rsid="0038d6bd" officeooo:paragraph-rsid="0038d6bd"/>
    </style:style>
    <style:style style:name="P36" style:family="paragraph" style:parent-style-name="Table_20_Contents">
      <style:paragraph-properties fo:text-align="center" style:justify-single-word="false"/>
      <style:text-properties style:font-name="DAAAAA+LiberationSerif1" officeooo:rsid="0038d6bd"/>
    </style:style>
    <style:style style:name="P37" style:family="paragraph" style:parent-style-name="Table_20_Contents">
      <style:paragraph-properties fo:text-align="center" style:justify-single-word="false"/>
      <style:text-properties style:font-name="DAAAAA+LiberationSerif1" officeooo:rsid="0038d6bd" officeooo:paragraph-rsid="0038d6bd"/>
    </style:style>
    <style:style style:name="P38" style:family="paragraph" style:parent-style-name="Table_20_Contents">
      <style:text-properties style:font-name="DAAAAA+LiberationSerif1" officeooo:rsid="0038d6bd" officeooo:paragraph-rsid="00404fa6"/>
    </style:style>
    <style:style style:name="P39" style:family="paragraph" style:parent-style-name="Table_20_Contents">
      <style:paragraph-properties fo:text-align="center" style:justify-single-word="false"/>
      <style:text-properties style:font-name="DAAAAA+LiberationSerif1"/>
    </style:style>
    <style:style style:name="P40" style:family="paragraph" style:parent-style-name="Table_20_Contents">
      <style:paragraph-properties fo:text-align="center" style:justify-single-word="false"/>
      <style:text-properties style:font-name="DAAAAA+LiberationSerif1" officeooo:rsid="003bb94e" officeooo:paragraph-rsid="003bb94e"/>
    </style:style>
    <style:style style:name="P41" style:family="paragraph" style:parent-style-name="Table_20_Contents">
      <style:paragraph-properties fo:text-align="center" style:justify-single-word="false"/>
      <style:text-properties style:font-name="DAAAAA+LiberationSerif1" officeooo:rsid="003c8dd2" officeooo:paragraph-rsid="003c8dd2"/>
    </style:style>
    <style:style style:name="P42" style:family="paragraph" style:parent-style-name="Table_20_Contents">
      <style:paragraph-properties fo:text-align="center" style:justify-single-word="false"/>
      <style:text-properties style:font-name="DAAAAA+LiberationSerif1" officeooo:rsid="003c8dd2" officeooo:paragraph-rsid="003d405e"/>
    </style:style>
    <style:style style:name="P43" style:family="paragraph" style:parent-style-name="Table_20_Contents">
      <style:paragraph-properties fo:text-align="center" style:justify-single-word="false"/>
      <style:text-properties style:font-name="DAAAAA+LiberationSerif1" officeooo:rsid="003c8dd2" officeooo:paragraph-rsid="00404fa6"/>
    </style:style>
    <style:style style:name="P44" style:family="paragraph" style:parent-style-name="Table_20_Contents">
      <style:paragraph-properties fo:text-align="center" style:justify-single-word="false"/>
      <style:text-properties style:font-name="DAAAAA+LiberationSerif1" officeooo:rsid="003d405e" officeooo:paragraph-rsid="003d405e"/>
    </style:style>
    <style:style style:name="P45" style:family="paragraph" style:parent-style-name="Table_20_Contents">
      <style:paragraph-properties fo:text-align="center" style:justify-single-word="false"/>
      <style:text-properties style:font-name="DAAAAA+LiberationSerif1" officeooo:rsid="003d4bf6" officeooo:paragraph-rsid="003d4bf6"/>
    </style:style>
    <style:style style:name="P46" style:family="paragraph" style:parent-style-name="Table_20_Contents">
      <style:paragraph-properties fo:text-align="center" style:justify-single-word="false"/>
      <style:text-properties style:font-name="DAAAAA+LiberationSerif1" officeooo:rsid="003f2921" officeooo:paragraph-rsid="003f2921"/>
    </style:style>
    <style:style style:name="P47" style:family="paragraph" style:parent-style-name="Standard" style:list-style-name="L1">
      <style:text-properties style:font-name="DAAAAA+LiberationSerif" fo:font-size="12pt" officeooo:rsid="001bd192" officeooo:paragraph-rsid="001bd192" style:font-size-asian="12pt"/>
    </style:style>
    <style:style style:name="P48" style:family="paragraph" style:parent-style-name="Standard">
      <style:text-properties style:font-name="DAAAAA+LiberationSerif" fo:font-size="12pt" officeooo:rsid="0042dd9b" officeooo:paragraph-rsid="0044adfd" style:font-size-asian="12pt"/>
    </style:style>
    <style:style style:name="P49" style:family="paragraph" style:parent-style-name="Standard">
      <style:text-properties style:font-name="DAAAAA+LiberationSerif" fo:font-size="12pt" officeooo:rsid="0042dd9b" officeooo:paragraph-rsid="004ed28e" style:font-size-asian="12pt"/>
    </style:style>
    <style:style style:name="P50" style:family="paragraph" style:parent-style-name="Standard">
      <style:text-properties style:font-name="DAAAAA+LiberationSerif" fo:font-size="12pt" officeooo:rsid="004ec370" officeooo:paragraph-rsid="004ec370" style:font-size-asian="12pt"/>
    </style:style>
    <style:style style:name="P51" style:family="paragraph" style:parent-style-name="Standard">
      <style:text-properties style:font-name="DAAAAA+LiberationSerif" fo:font-size="12pt" officeooo:rsid="004ec370" officeooo:paragraph-rsid="004ed28e" style:font-size-asian="12pt"/>
    </style:style>
    <style:style style:name="P52" style:family="paragraph" style:parent-style-name="Standard" style:list-style-name="L1">
      <style:text-properties style:font-name="DAAAAA+LiberationSerif" fo:font-size="12pt" style:text-underline-style="none" officeooo:rsid="001bd192" officeooo:paragraph-rsid="001bd192" style:font-size-asian="12pt"/>
    </style:style>
    <style:style style:name="P53" style:family="paragraph" style:parent-style-name="Standard">
      <style:text-properties style:font-name="DAAAAA+LiberationSerif" fo:font-size="12pt" style:text-underline-style="none" fo:font-weight="normal" officeooo:rsid="004ec370" officeooo:paragraph-rsid="004ec370" style:font-size-asian="12pt" style:font-weight-asian="normal" style:font-weight-complex="normal"/>
    </style:style>
    <style:style style:name="P54" style:family="paragraph" style:parent-style-name="Standard">
      <style:text-properties style:font-name="DAAAAA+LiberationSerif" fo:font-size="12pt" style:text-underline-style="none" fo:font-weight="normal" officeooo:rsid="004ec370" officeooo:paragraph-rsid="004ed28e" style:font-size-asian="12pt" style:font-weight-asian="normal" style:font-weight-complex="normal"/>
    </style:style>
    <style:style style:name="P55" style:family="paragraph" style:parent-style-name="Standard" style:list-style-name="L5">
      <style:text-properties style:font-name="DAAAAA+LiberationSerif" fo:font-size="12pt" fo:font-weight="normal" officeooo:rsid="0029a192" officeooo:paragraph-rsid="0029a192" style:font-size-asian="12pt" style:font-weight-asian="normal" style:font-weight-complex="normal"/>
    </style:style>
    <style:style style:name="P56" style:family="paragraph" style:parent-style-name="Standard">
      <style:text-properties style:font-name="DAAAAA+LiberationSerif" fo:font-size="12pt" style:text-underline-style="solid" style:text-underline-width="auto" style:text-underline-color="font-color" fo:font-weight="bold" officeooo:rsid="004ec370" officeooo:paragraph-rsid="004ec370" style:font-size-asian="12pt" style:font-weight-asian="bold" style:font-weight-complex="bold"/>
    </style:style>
    <style:style style:name="P57" style:family="paragraph" style:parent-style-name="Standard">
      <style:text-properties style:font-name="DAAAAA+LiberationSerif" fo:font-size="12pt" style:text-underline-style="solid" style:text-underline-width="auto" style:text-underline-color="font-color" fo:font-weight="bold" officeooo:rsid="004ec370" officeooo:paragraph-rsid="004ed28e" style:font-size-asian="12pt" style:font-weight-asian="bold" style:font-weight-complex="bold"/>
    </style:style>
    <style:style style:name="P58" style:family="paragraph" style:parent-style-name="Standard" style:list-style-name="L1">
      <style:text-properties officeooo:rsid="001bd192" officeooo:paragraph-rsid="001bd192"/>
    </style:style>
    <style:style style:name="P59" style:family="paragraph" style:parent-style-name="Standard" style:list-style-name="L1">
      <style:text-properties officeooo:rsid="001bd192" officeooo:paragraph-rsid="002344e5"/>
    </style:style>
    <style:style style:name="P60" style:family="paragraph" style:parent-style-name="Standard" style:list-style-name="L2">
      <style:text-properties style:font-name="DAAAAA+LiberationSerif1" fo:font-size="12pt" style:text-underline-style="none" fo:font-weight="normal" officeooo:rsid="001e0a6a" officeooo:paragraph-rsid="001e0a6a" style:font-size-asian="12pt" style:font-weight-asian="normal" style:font-weight-complex="normal"/>
    </style:style>
    <style:style style:name="P61" style:family="paragraph" style:parent-style-name="Standard" style:list-style-name="L2">
      <style:text-properties style:font-name="DAAAAA+LiberationSerif1" fo:font-size="12pt" style:text-underline-style="none" fo:font-weight="normal" officeooo:rsid="001e8077" officeooo:paragraph-rsid="001e8077" style:font-size-asian="12pt" style:font-weight-asian="normal" style:font-weight-complex="normal"/>
    </style:style>
    <style:style style:name="P62" style:family="paragraph" style:parent-style-name="Standard" style:list-style-name="L2">
      <style:text-properties style:font-name="DAAAAA+LiberationSerif1" fo:font-weight="normal" officeooo:rsid="001e0a6a" officeooo:paragraph-rsid="001e8077" style:font-weight-asian="normal" style:font-weight-complex="normal"/>
    </style:style>
    <style:style style:name="P63" style:family="paragraph" style:parent-style-name="Standard" style:list-style-name="L2">
      <style:text-properties style:font-name="DAAAAA+LiberationSerif1" fo:font-weight="normal" officeooo:rsid="001e8077" officeooo:paragraph-rsid="001e8077" style:font-weight-asian="normal" style:font-weight-complex="normal"/>
    </style:style>
    <style:style style:name="P64" style:family="paragraph" style:parent-style-name="Standard" style:list-style-name="L4">
      <style:text-properties style:font-name="DAAAAA+LiberationSerif1" style:text-underline-style="none" fo:font-weight="normal" officeooo:rsid="002ad582" officeooo:paragraph-rsid="003a1c7f" style:font-weight-asian="normal" style:font-weight-complex="normal"/>
    </style:style>
    <style:style style:name="P65" style:family="paragraph" style:parent-style-name="Standard" style:list-style-name="L4">
      <style:text-properties style:font-name="DAAAAA+LiberationSerif1" style:text-underline-style="none" fo:font-weight="normal" officeooo:rsid="002bd648" officeooo:paragraph-rsid="003a1c7f" style:font-weight-asian="normal" style:font-weight-complex="normal"/>
    </style:style>
    <style:style style:name="P66" style:family="paragraph" style:parent-style-name="Standard" style:list-style-name="L4">
      <style:text-properties style:font-name="DAAAAA+LiberationSerif1" style:text-underline-style="none" fo:font-weight="normal" officeooo:rsid="002c11c2" officeooo:paragraph-rsid="003a1c7f" style:font-weight-asian="normal" style:font-weight-complex="normal"/>
    </style:style>
    <style:style style:name="P67" style:family="paragraph" style:parent-style-name="Standard" style:list-style-name="L5">
      <style:text-properties style:font-name="DAAAAA+LiberationSerif1" officeooo:rsid="0028a3c6" officeooo:paragraph-rsid="0029a192"/>
    </style:style>
    <style:style style:name="P68" style:family="paragraph" style:parent-style-name="Standard" style:list-style-name="L5">
      <style:text-properties style:font-name="DAAAAA+LiberationSerif1" officeooo:rsid="002a317a" officeooo:paragraph-rsid="002a317a"/>
    </style:style>
    <style:style style:name="P69" style:family="paragraph" style:parent-style-name="Standard" style:list-style-name="L5">
      <style:text-properties style:font-name="DAAAAA+LiberationSerif1" officeooo:rsid="002a317a" officeooo:paragraph-rsid="003630c6"/>
    </style:style>
    <style:style style:name="P70" style:family="paragraph" style:parent-style-name="Standard" style:list-style-name="L3">
      <style:text-properties officeooo:paragraph-rsid="00207aa3"/>
    </style:style>
    <style:style style:name="P71" style:family="paragraph" style:parent-style-name="Standard" style:list-style-name="L3">
      <style:text-properties officeooo:paragraph-rsid="00404fa6"/>
    </style:style>
    <style:style style:name="P72" style:family="paragraph" style:parent-style-name="Standard" style:list-style-name="L5">
      <style:text-properties officeooo:paragraph-rsid="00207aa3"/>
    </style:style>
    <style:style style:name="P73" style:family="paragraph" style:parent-style-name="Standard" style:list-style-name="L5">
      <style:text-properties officeooo:paragraph-rsid="0024f7cc"/>
    </style:style>
    <style:style style:name="P74" style:family="paragraph" style:parent-style-name="Standard" style:list-style-name="L5">
      <style:text-properties officeooo:paragraph-rsid="0028a3c6"/>
    </style:style>
    <style:style style:name="P75" style:family="paragraph" style:parent-style-name="Standard">
      <style:text-properties officeooo:paragraph-rsid="0044adfd"/>
    </style:style>
    <style:style style:name="P76" style:family="paragraph" style:parent-style-name="Standard">
      <style:text-properties style:text-underline-style="solid" style:text-underline-width="auto" style:text-underline-color="font-color" fo:font-weight="bold" officeooo:rsid="004ec370" officeooo:paragraph-rsid="004ec370" style:font-weight-asian="bold" style:font-weight-complex="bold"/>
    </style:style>
    <style:style style:name="P77" style:family="paragraph" style:parent-style-name="Standard">
      <style:text-properties style:text-underline-style="solid" style:text-underline-width="auto" style:text-underline-color="font-color" fo:font-weight="bold" officeooo:rsid="004ec370" officeooo:paragraph-rsid="004ed28e" style:font-weight-asian="bold" style:font-weight-complex="bold"/>
    </style:style>
    <style:style style:name="P78" style:family="paragraph" style:parent-style-name="Text_20_body">
      <style:text-properties style:font-name="DAAAAA+LiberationSerif" fo:font-size="12pt" style:text-underline-style="none" fo:font-weight="normal" officeooo:rsid="004df511" officeooo:paragraph-rsid="004df511" style:font-size-asian="12pt" style:font-weight-asian="normal" style:font-weight-complex="normal"/>
    </style:style>
    <style:style style:name="P79" style:family="paragraph" style:parent-style-name="Heading_20_2">
      <style:text-properties style:text-underline-style="solid" style:text-underline-width="auto" style:text-underline-color="font-color" officeooo:rsid="001bd192" officeooo:paragraph-rsid="001bd192"/>
    </style:style>
    <style:style style:name="P80" style:family="paragraph" style:parent-style-name="Heading_20_2">
      <style:text-properties style:text-underline-style="solid" style:text-underline-width="auto" style:text-underline-color="font-color" officeooo:rsid="001bd192" officeooo:paragraph-rsid="0046144f"/>
    </style:style>
    <style:style style:name="P81" style:family="paragraph" style:parent-style-name="Heading_20_1">
      <style:paragraph-properties fo:text-align="center" style:justify-single-word="false"/>
      <style:text-properties officeooo:rsid="001bd192" officeooo:paragraph-rsid="001bd192"/>
    </style:style>
    <style:style style:name="T1" style:family="text">
      <style:text-properties style:font-name="DAAAAA+LiberationSerif" fo:font-size="12pt" style:font-size-asian="12pt"/>
    </style:style>
    <style:style style:name="T2" style:family="text">
      <style:text-properties style:font-name="DAAAAA+LiberationSerif" fo:font-size="12pt" officeooo:rsid="00207aa3" style:font-size-asian="12pt"/>
    </style:style>
    <style:style style:name="T3" style:family="text">
      <style:text-properties style:font-name="DAAAAA+LiberationSerif" fo:font-size="12pt" officeooo:rsid="002bd648" style:font-size-asian="12pt"/>
    </style:style>
    <style:style style:name="T4" style:family="text">
      <style:text-properties style:font-name="DAAAAA+LiberationSerif" fo:font-size="12pt" officeooo:rsid="002a317a" style:font-size-asian="12pt"/>
    </style:style>
    <style:style style:name="T5" style:family="text">
      <style:text-properties style:font-name="DAAAAA+LiberationSerif" fo:font-size="12pt" officeooo:rsid="0023483f" style:font-size-asian="12pt"/>
    </style:style>
    <style:style style:name="T6" style:family="text">
      <style:text-properties style:font-name="DAAAAA+LiberationSerif" fo:font-size="12pt" officeooo:rsid="002f7ab2" style:font-size-asian="12pt"/>
    </style:style>
    <style:style style:name="T7" style:family="text">
      <style:text-properties style:font-name="DAAAAA+LiberationSerif" fo:font-size="12pt" officeooo:rsid="00314652" style:font-size-asian="12pt"/>
    </style:style>
    <style:style style:name="T8" style:family="text">
      <style:text-properties style:font-name="DAAAAA+LiberationSerif" fo:font-size="12pt" officeooo:rsid="00319320" style:font-size-asian="12pt"/>
    </style:style>
    <style:style style:name="T9" style:family="text">
      <style:text-properties style:font-name="DAAAAA+LiberationSerif" fo:font-size="12pt" officeooo:rsid="004211c6" style:font-size-asian="12pt"/>
    </style:style>
    <style:style style:name="T10" style:family="text">
      <style:text-properties style:font-name="DAAAAA+LiberationSerif" fo:font-size="12pt" officeooo:rsid="0042dd9b" style:font-size-asian="12pt"/>
    </style:style>
    <style:style style:name="T11" style:family="text">
      <style:text-properties style:font-name="DAAAAA+LiberationSerif" fo:font-size="12pt" officeooo:rsid="0041bf41" style:font-size-asian="12pt"/>
    </style:style>
    <style:style style:name="T12" style:family="text">
      <style:text-properties style:font-name="DAAAAA+LiberationSerif" fo:font-size="12pt" officeooo:rsid="0044adfd" style:font-size-asian="12pt"/>
    </style:style>
    <style:style style:name="T13" style:family="text">
      <style:text-properties style:font-name="DAAAAA+LiberationSerif" fo:font-size="12pt" officeooo:rsid="0046144f" style:font-size-asian="12pt"/>
    </style:style>
    <style:style style:name="T14" style:family="text">
      <style:text-properties style:font-name="DAAAAA+LiberationSerif" fo:font-size="12pt" style:text-underline-style="none" style:font-size-asian="12pt"/>
    </style:style>
    <style:style style:name="T15" style:family="text">
      <style:text-properties style:font-name="DAAAAA+LiberationSerif" fo:font-size="12pt" style:text-underline-style="none" officeooo:rsid="001bd192" style:font-size-asian="12pt"/>
    </style:style>
    <style:style style:name="T16" style:family="text">
      <style:text-properties style:font-name="DAAAAA+LiberationSerif" fo:font-size="12pt" style:text-underline-style="none" fo:font-weight="normal" style:font-size-asian="12pt" style:font-weight-asian="normal" style:font-weight-complex="normal"/>
    </style:style>
    <style:style style:name="T17" style:family="text">
      <style:text-properties style:font-name="DAAAAA+LiberationSerif" fo:font-size="12pt" style:text-underline-style="none" fo:font-weight="normal" officeooo:rsid="00207aa3" style:font-size-asian="12pt" style:font-weight-asian="normal" style:font-weight-complex="normal"/>
    </style:style>
    <style:style style:name="T18" style:family="text">
      <style:text-properties style:font-name="DAAAAA+LiberationSerif" fo:font-size="12pt" style:text-underline-style="none" fo:font-weight="normal" officeooo:rsid="002c11c2" style:font-size-asian="12pt" style:font-weight-asian="normal" style:font-weight-complex="normal"/>
    </style:style>
    <style:style style:name="T19" style:family="text">
      <style:text-properties style:font-name="DAAAAA+LiberationSerif" fo:font-size="12pt" style:text-underline-style="none" fo:font-weight="normal" officeooo:rsid="0047c5e0" style:font-size-asian="12pt" style:font-weight-asian="normal" style:font-weight-complex="normal"/>
    </style:style>
    <style:style style:name="T20" style:family="text">
      <style:text-properties style:font-name="DAAAAA+LiberationSerif" fo:font-size="12pt" style:text-underline-style="none" fo:font-weight="normal" officeooo:rsid="004bed28" style:font-size-asian="12pt" style:font-weight-asian="normal" style:font-weight-complex="normal"/>
    </style:style>
    <style:style style:name="T21" style:family="text">
      <style:text-properties style:font-name="DAAAAA+LiberationSerif" fo:font-size="12pt" style:text-underline-style="none" fo:font-weight="normal" officeooo:rsid="004d0918" style:font-size-asian="12pt" style:font-weight-asian="normal" style:font-weight-complex="normal"/>
    </style:style>
    <style:style style:name="T22" style:family="text">
      <style:text-properties style:font-name="DAAAAA+LiberationSerif" fo:font-size="12pt" fo:font-weight="normal" style:font-size-asian="12pt" style:font-weight-asian="normal" style:font-weight-complex="normal"/>
    </style:style>
    <style:style style:name="T23" style:family="text">
      <style:text-properties style:font-name="DAAAAA+LiberationSerif" fo:font-size="12pt" fo:font-weight="normal" officeooo:rsid="00207aa3" style:font-size-asian="12pt" style:font-weight-asian="normal" style:font-weight-complex="normal"/>
    </style:style>
    <style:style style:name="T24" style:family="text">
      <style:text-properties style:font-name="DAAAAA+LiberationSerif" fo:font-size="12pt" fo:font-weight="normal" officeooo:rsid="0021cf7d" style:font-size-asian="12pt" style:font-weight-asian="normal" style:font-weight-complex="normal"/>
    </style:style>
    <style:style style:name="T25" style:family="text">
      <style:text-properties style:font-name="DAAAAA+LiberationSerif" fo:font-size="12pt" fo:font-weight="normal" officeooo:rsid="0023483f" style:font-size-asian="12pt" style:font-weight-asian="normal" style:font-weight-complex="normal"/>
    </style:style>
    <style:style style:name="T26" style:family="text">
      <style:text-properties style:font-name="DAAAAA+LiberationSerif" fo:font-size="12pt" fo:font-weight="normal" officeooo:rsid="0023af5f" style:font-size-asian="12pt" style:font-weight-asian="normal" style:font-weight-complex="normal"/>
    </style:style>
    <style:style style:name="T27" style:family="text">
      <style:text-properties style:font-name="DAAAAA+LiberationSerif" fo:font-size="12pt" fo:font-weight="normal" officeooo:rsid="0024f7cc" style:font-size-asian="12pt" style:font-weight-asian="normal" style:font-weight-complex="normal"/>
    </style:style>
    <style:style style:name="T28" style:family="text">
      <style:text-properties style:font-name="DAAAAA+LiberationSerif" fo:font-size="12pt" fo:font-weight="normal" officeooo:rsid="00262ce6" style:font-size-asian="12pt" style:font-weight-asian="normal" style:font-weight-complex="normal"/>
    </style:style>
    <style:style style:name="T29" style:family="text">
      <style:text-properties style:font-name="DAAAAA+LiberationSerif" fo:font-size="12pt" fo:font-weight="normal" officeooo:rsid="0027cb4d" style:font-size-asian="12pt" style:font-weight-asian="normal" style:font-weight-complex="normal"/>
    </style:style>
    <style:style style:name="T30" style:family="text">
      <style:text-properties style:font-name="DAAAAA+LiberationSerif" fo:font-size="12pt" fo:font-weight="normal" officeooo:rsid="0028a3c6" style:font-size-asian="12pt" style:font-weight-asian="normal" style:font-weight-complex="normal"/>
    </style:style>
    <style:style style:name="T31" style:family="text">
      <style:text-properties style:font-name="DAAAAA+LiberationSerif" fo:font-size="12pt" fo:font-weight="normal" officeooo:rsid="0029a192" style:font-size-asian="12pt" style:font-weight-asian="normal" style:font-weight-complex="normal"/>
    </style:style>
    <style:style style:name="T32" style:family="text">
      <style:text-properties style:font-name="DAAAAA+LiberationSerif" fo:font-size="12pt" fo:font-weight="normal" officeooo:rsid="002bd648" style:font-size-asian="12pt" style:font-weight-asian="normal" style:font-weight-complex="normal"/>
    </style:style>
    <style:style style:name="T33" style:family="text">
      <style:text-properties style:font-name="DAAAAA+LiberationSerif" fo:font-size="12pt" fo:font-weight="normal" officeooo:rsid="002ff8d7" style:font-size-asian="12pt" style:font-weight-asian="normal" style:font-weight-complex="normal"/>
    </style:style>
    <style:style style:name="T34" style:family="text">
      <style:text-properties style:font-name="DAAAAA+LiberationSerif" fo:font-size="12pt" fo:font-weight="normal" officeooo:rsid="00314652" style:font-size-asian="12pt" style:font-weight-asian="normal" style:font-weight-complex="normal"/>
    </style:style>
    <style:style style:name="T35" style:family="text">
      <style:text-properties style:font-name="DAAAAA+LiberationSerif" fo:font-size="12pt" fo:font-weight="normal" officeooo:rsid="00351e71" style:font-size-asian="12pt" style:font-weight-asian="normal" style:font-weight-complex="normal"/>
    </style:style>
    <style:style style:name="T36" style:family="text">
      <style:text-properties style:font-name="DAAAAA+LiberationSerif" fo:font-size="12pt" fo:font-weight="normal" officeooo:rsid="0035312c" style:font-size-asian="12pt" style:font-weight-asian="normal" style:font-weight-complex="normal"/>
    </style:style>
    <style:style style:name="T37" style:family="text">
      <style:text-properties style:font-name="DAAAAA+LiberationSerif" fo:font-size="12pt" fo:font-weight="normal" officeooo:rsid="003630c6" style:font-size-asian="12pt" style:font-weight-asian="normal" style:font-weight-complex="normal"/>
    </style:style>
    <style:style style:name="T38" style:family="text">
      <style:text-properties style:font-name="DAAAAA+LiberationSerif" fo:font-size="12pt" fo:font-weight="normal" officeooo:rsid="003bb94e" style:font-size-asian="12pt" style:font-weight-asian="normal" style:font-weight-complex="normal"/>
    </style:style>
    <style:style style:name="T39" style:family="text">
      <style:text-properties style:font-name="DAAAAA+LiberationSerif" fo:font-size="12pt" style:text-underline-style="solid" style:text-underline-width="auto" style:text-underline-color="font-color" fo:font-weight="normal" style:font-size-asian="12pt" style:font-weight-asian="normal" style:font-weight-complex="normal"/>
    </style:style>
    <style:style style:name="T40" style:family="text">
      <style:text-properties style:font-name="DAAAAA+LiberationSerif" fo:font-size="12pt" style:text-underline-style="solid" style:text-underline-width="auto" style:text-underline-color="font-color" fo:font-weight="bold" style:font-size-asian="12pt" style:font-weight-asian="bold" style:font-weight-complex="bold"/>
    </style:style>
    <style:style style:name="T41" style:family="text">
      <style:text-properties style:font-name="DAAAAA+LiberationSerif" fo:font-size="12pt" style:text-underline-style="solid" style:text-underline-width="auto" style:text-underline-color="font-color" fo:font-weight="bold" officeooo:rsid="0023af5f" style:font-size-asian="12pt" style:font-weight-asian="bold" style:font-weight-complex="bold"/>
    </style:style>
    <style:style style:name="T42" style:family="text">
      <style:text-properties style:font-name="DAAAAA+LiberationSerif" fo:font-size="12pt" style:text-underline-style="solid" style:text-underline-width="auto" style:text-underline-color="font-color" fo:font-weight="bold" officeooo:rsid="002ad582" style:font-size-asian="12pt" style:font-weight-asian="bold" style:font-weight-complex="bold"/>
    </style:style>
    <style:style style:name="T43" style:family="text">
      <style:text-properties style:font-name="DAAAAA+LiberationSerif" fo:font-size="12pt" style:text-underline-style="solid" style:text-underline-width="auto" style:text-underline-color="font-color" fo:font-weight="bold" officeooo:rsid="004e22f1" style:font-size-asian="12pt" style:font-weight-asian="bold" style:font-weight-complex="bold"/>
    </style:style>
    <style:style style:name="T44" style:family="text">
      <style:text-properties style:font-name="DAAAAA+LiberationSerif" fo:font-size="12pt" fo:font-weight="bold" officeooo:rsid="0042dd9b" style:font-size-asian="12pt" style:font-weight-asian="bold" style:font-weight-complex="bold"/>
    </style:style>
    <style:style style:name="T45" style:family="text">
      <style:text-properties style:font-name="DAAAAA+LiberationSerif" fo:font-size="12pt" fo:font-style="italic" style:font-size-asian="12pt" style:font-style-asian="italic" style:font-style-complex="italic"/>
    </style:style>
    <style:style style:name="T46" style:family="text">
      <style:text-properties style:font-name="DAAAAA+LiberationSerif" fo:font-size="12pt" fo:font-style="italic" fo:font-weight="bold" style:font-size-asian="12pt" style:font-style-asian="italic" style:font-weight-asian="bold" style:font-style-complex="italic" style:font-weight-complex="bold"/>
    </style:style>
    <style:style style:name="T47" style:family="text">
      <style:text-properties style:font-name="DAAAAA+LiberationSerif" fo:font-size="12pt" fo:font-style="normal" style:font-size-asian="12pt" style:font-style-asian="normal" style:font-style-complex="normal"/>
    </style:style>
    <style:style style:name="T48" style:family="text">
      <style:text-properties style:font-name="Ubuntu" fo:font-size="12pt" fo:font-weight="normal" officeooo:rsid="0024f7cc" style:font-size-asian="12pt" style:font-weight-asian="normal" style:font-weight-complex="normal"/>
    </style:style>
    <style:style style:name="T49" style:family="text">
      <style:text-properties fo:font-size="12pt" style:text-underline-style="none" style:font-size-asian="12pt"/>
    </style:style>
    <style:style style:name="T50" style:family="text">
      <style:text-properties fo:font-size="12pt" style:text-underline-style="none" officeooo:rsid="001e8077" style:font-size-asian="12pt"/>
    </style:style>
    <style:style style:name="T51" style:family="text">
      <style:text-properties fo:font-size="12pt" style:text-underline-style="none" officeooo:rsid="001bd192" style:font-size-asian="12pt"/>
    </style:style>
    <style:style style:name="T52" style:family="text">
      <style:text-properties fo:font-size="12pt" style:text-underline-style="solid" style:text-underline-width="auto" style:text-underline-color="font-color" officeooo:rsid="001bd192" style:font-size-asian="12pt"/>
    </style:style>
    <style:style style:name="T53" style:family="text">
      <style:text-properties style:text-line-through-style="solid" style:text-line-through-type="single" style:text-underline-style="none" officeooo:rsid="003bcf53"/>
    </style:style>
    <style:style style:name="T54" style:family="text">
      <style:text-properties style:text-line-through-style="none" style:text-line-through-type="none" style:text-underline-style="none" officeooo:rsid="003bcf53"/>
    </style:style>
    <style:style style:name="T55" style:family="text">
      <style:text-properties fo:font-style="normal" style:font-style-asian="normal" style:font-style-complex="normal"/>
    </style:style>
    <style:style style:name="T56" style:family="text">
      <style:text-properties officeooo:rsid="00419c16"/>
    </style:style>
    <style:style style:name="T57" style:family="text">
      <style:text-properties officeooo:rsid="0042dd9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1" text:outline-level="1">Compilers - Homework 1</text:h>
      <text:h text:style-name="P79" text:outline-level="2">Part 1</text:h>
      <text:p text:style-name="P24"/>
      <text:p text:style-name="P22">Convert the following grammar to support priority between the operators, remove left recursion, etc.</text:p>
      <text:p text:style-name="P22"/>
      <text:p text:style-name="P5">exp → num | exp op exp | (exp)</text:p>
      <text:p text:style-name="P1"><text:span text:style-name="T1">op </text:span><text:span text:style-name="T15">→</text:span><text:span text:style-name="T1"> + | - | * | /</text:span></text:p>
      <text:p text:style-name="P1"><text:span text:style-name="T1">num </text:span><text:span text:style-name="T15">→</text:span><text:span text:style-name="T1"> digit | digit num</text:span></text:p>
      <text:p text:style-name="P2"><text:span text:style-name="T1">digit → </text:span><text:span text:style-name="T39">0</text:span><text:span text:style-name="T22"> | </text:span><text:span text:style-name="T39">1</text:span><text:span text:style-name="T22"> | </text:span><text:span text:style-name="T39">2</text:span><text:span text:style-name="T22"> | </text:span><text:span text:style-name="T39">3</text:span><text:span text:style-name="T22"> | </text:span><text:span text:style-name="T39">4</text:span><text:span text:style-name="T22"> | </text:span><text:span text:style-name="T39">5</text:span><text:span text:style-name="T22"> | </text:span><text:span text:style-name="T39">6</text:span><text:span text:style-name="T22"> | </text:span><text:span text:style-name="T39">7</text:span><text:span text:style-name="T22"> | </text:span><text:span text:style-name="T39">8</text:span><text:span text:style-name="T22"> | </text:span><text:span text:style-name="T39">9</text:span></text:p>
      <text:p text:style-name="P5"/>
      <text:p text:style-name="P3"><text:span text:style-name="T15">First, fix priority of the operators and a</text:span><text:span text:style-name="T1">ssociativity:</text:span></text:p>
      <text:p text:style-name="P13"/>
      <text:list xml:id="list2986028250" text:style-name="L1">
        <text:list-item>
          <text:p text:style-name="P47">exp → exp + term</text:p>
        </text:list-item>
        <text:list-item>
          <text:p text:style-name="P47"><text:s text:c="8"/>| exp – term</text:p>
        </text:list-item>
        <text:list-item>
          <text:p text:style-name="P47"><text:s text:c="8"/>| term</text:p>
        </text:list-item>
        <text:list-item>
          <text:p text:style-name="P58"><text:span text:style-name="T1">term </text:span><text:span text:style-name="T14">→ term * par</text:span></text:p>
        </text:list-item>
        <text:list-item>
          <text:p text:style-name="P52"><text:s text:c="8"/>| term / par</text:p>
        </text:list-item>
        <text:list-item>
          <text:p text:style-name="P52"><text:s text:c="8"/>| par</text:p>
        </text:list-item>
        <text:list-item>
          <text:p text:style-name="P52">par → (exp)</text:p>
        </text:list-item>
        <text:list-item>
          <text:p text:style-name="P52"><text:s text:c="8"/>| num</text:p>
        </text:list-item>
        <text:list-item>
          <text:p text:style-name="P52">num → digit num</text:p>
        </text:list-item>
        <text:list-item>
          <text:p text:style-name="P52"><text:s text:c="8"/>| digit</text:p>
        </text:list-item>
        <text:list-item>
          <text:p text:style-name="P59"><text:span text:style-name="T14">digit → </text:span><text:span text:style-name="T39">0</text:span><text:span text:style-name="T16"> | </text:span><text:span text:style-name="T39">1</text:span><text:span text:style-name="T16"> | </text:span><text:span text:style-name="T39">2</text:span><text:span text:style-name="T16"> | </text:span><text:span text:style-name="T39">3</text:span><text:span text:style-name="T16"> | </text:span><text:span text:style-name="T39">4</text:span><text:span text:style-name="T16"> | </text:span><text:span text:style-name="T39">5</text:span><text:span text:style-name="T16"> | </text:span><text:span text:style-name="T39">6</text:span><text:span text:style-name="T16"> | </text:span><text:span text:style-name="T39">7</text:span><text:span text:style-name="T16"> | </text:span><text:span text:style-name="T39">8</text:span><text:span text:style-name="T16"> | </text:span><text:span text:style-name="T39">9</text:span></text:p>
        </text:list-item>
      </text:list>
      <text:p text:style-name="P5"/>
      <text:p text:style-name="P5"/>
      <text:p text:style-name="P6">Second, remove left recursion:<text:line-break/></text:p>
      <text:list xml:id="list2422894570" text:style-name="L2">
        <text:list-item>
          <text:p text:style-name="P60">exp → term restExp</text:p>
        </text:list-item>
        <text:list-item>
          <text:p text:style-name="P60">restExp → ε</text:p>
        </text:list-item>
        <text:list-item>
          <text:p text:style-name="P60"><text:s text:c="14"/>| + term restExp</text:p>
        </text:list-item>
        <text:list-item>
          <text:p text:style-name="P60"><text:s text:c="14"/>| - term restExp</text:p>
        </text:list-item>
        <text:list-item>
          <text:p text:style-name="P60">term → par restTerm</text:p>
        </text:list-item>
        <text:list-item>
          <text:p text:style-name="P62"><text:span text:style-name="T49">restTerm → </text:span><text:span text:style-name="T50">ε</text:span></text:p>
        </text:list-item>
        <text:list-item>
          <text:p text:style-name="P62"><text:span text:style-name="T50"><text:s text:c="14"/></text:span><text:span text:style-name="T49"><text:s text:c="2"/></text:span><text:span text:style-name="T50">| * par restTerm</text:span></text:p>
        </text:list-item>
        <text:list-item>
          <text:p text:style-name="P61"><text:s text:c="16"/>| / par restTerm</text:p>
        </text:list-item>
        <text:list-item>
          <text:p text:style-name="P62"><text:span text:style-name="T50">par </text:span><text:span text:style-name="T49">→ </text:span><text:span text:style-name="T50">(exp)</text:span></text:p>
        </text:list-item>
        <text:list-item>
          <text:p text:style-name="P61"><text:s text:c="8"/>| num</text:p>
        </text:list-item>
        <text:list-item>
          <text:p text:style-name="P62"><text:span text:style-name="T50">num </text:span><text:span text:style-name="T49">→ </text:span><text:span text:style-name="T50">digit restNum</text:span></text:p>
        </text:list-item>
        <text:list-item>
          <text:p text:style-name="P62"><text:span text:style-name="T50">restNum </text:span><text:span text:style-name="T49">→ </text:span><text:span text:style-name="T50">ε</text:span></text:p>
        </text:list-item>
        <text:list-item>
          <text:p text:style-name="P61"><text:s text:c="16"/>| digit <text:span text:style-name="T56">restNum</text:span></text:p>
        </text:list-item>
        <text:list-item>
          <text:p text:style-name="P63"><text:span text:style-name="T49">digit → </text:span><text:span text:style-name="T52">0</text:span><text:span text:style-name="T51"> | </text:span><text:span text:style-name="T52">1</text:span><text:span text:style-name="T51"> | </text:span><text:span text:style-name="T52">2</text:span><text:span text:style-name="T51"> | </text:span><text:span text:style-name="T52">3</text:span><text:span text:style-name="T51"> | </text:span><text:span text:style-name="T52">4</text:span><text:span text:style-name="T51"> | </text:span><text:span text:style-name="T52">5</text:span><text:span text:style-name="T51"> | </text:span><text:span text:style-name="T52">6</text:span><text:span text:style-name="T51"> | </text:span><text:span text:style-name="T52">7</text:span><text:span text:style-name="T51"> | </text:span><text:span text:style-name="T52">8</text:span><text:span text:style-name="T51"> | </text:span><text:span text:style-name="T52">9</text:span></text:p>
        </text:list-item>
      </text:list>
      <text:p text:style-name="P19"><text:soft-page-break/></text:p>
      <text:p text:style-name="P7"/>
      <text:p text:style-name="P8">Part <text:s/>is divide in two tasks:</text:p>
      <text:p text:style-name="P8"/>
      <text:list xml:id="list719470551" text:style-name="L3">
        <text:list-item>
          <text:p text:style-name="P70"><text:span text:style-name="T17">For practice, you can write the FIRST+ &amp; FOLLOW sets for the LL(1) version of the above </text:span><text:span text:style-name="T1">grammar. In the end you will summarize them in a single lookahead table (include a row for </text:span><text:span text:style-name="T23">every derivation in your final grammar). This part will not be graded.</text:span></text:p>
        </text:list-item>
      </text:list>
      <text:p text:style-name="P15"/>
      <text:p text:style-name="P15"/>
      <text:p text:style-name="P21"><text:span text:style-name="T23"><text:tab/></text:span><text:span text:style-name="T42">FOLLOW SETS:</text:span></text:p>
      <text:p text:style-name="P18"/>
      <text:list xml:id="list1176414792" text:style-name="L4">
        <text:list-item>
          <text:p text:style-name="P64"><text:span text:style-name="T1">FOLLOW(</text:span><text:span text:style-name="T3">exp) = {</text:span><text:span text:style-name="T6">), </text:span><text:span text:style-name="T7">$</text:span><text:span text:style-name="T3">}</text:span></text:p>
        </text:list-item>
        <text:list-item>
          <text:p text:style-name="P65"><text:span text:style-name="T1">FOLLOW(restExp) = <text:s/>FOLLOW(exp) = {</text:span><text:span text:style-name="T6">), </text:span><text:span text:style-name="T7">$</text:span><text:span text:style-name="T1">}</text:span></text:p>
        </text:list-item>
        <text:list-item>
          <text:p text:style-name="P66"><text:span text:style-name="T1">FOLLOW(term) = FIRST(restExp) U <text:s/>FOLLOW(restExp) U FOLLOW(exp) = {+, -} U {</text:span><text:span text:style-name="T7">), </text:span><text:span text:style-name="T1">$} = {+, -, </text:span><text:span text:style-name="T7">), </text:span><text:span text:style-name="T1">$}</text:span></text:p>
        </text:list-item>
        <text:list-item>
          <text:p text:style-name="P66"><text:span text:style-name="T1">FOLLOW(restTerm) = FOLLOW(term) = {+, -, </text:span><text:span text:style-name="T7">), </text:span><text:span text:style-name="T1">$}</text:span></text:p>
        </text:list-item>
        <text:list-item>
          <text:p text:style-name="P66"><text:span text:style-name="T1">FOLLOW(par) = FIRST(restTerm) U FOLLOW(restTerm) U FOLLOW(term) = {*, /} U <text:s/>{+, -, $} = {*, /, +, -, </text:span><text:span text:style-name="T7">), </text:span><text:span text:style-name="T1">$}</text:span></text:p>
        </text:list-item>
        <text:list-item>
          <text:p text:style-name="P66"><text:span text:style-name="T1">FOLLOW(num) = FOLLOW(par) = {*, /, +, -, </text:span><text:span text:style-name="T8">),</text:span><text:span text:style-name="T1"> $}</text:span></text:p>
        </text:list-item>
        <text:list-item>
          <text:p text:style-name="P66"><text:span text:style-name="T1">FOLLOW(restNum) = FOLLOW(num) = {*, /, +, -, </text:span><text:span text:style-name="T8">),</text:span><text:span text:style-name="T1"> $}</text:span></text:p>
        </text:list-item>
        <text:list-item>
          <text:p text:style-name="P66"><text:span text:style-name="T1">FOLLOW(digit) = FIRST(restNum) U FOLLOW(num) U FOLLOW(restNum) = </text:span><text:span text:style-name="T4">{</text:span><text:span text:style-name="T5">0, 1, 2, 3, 4, 5, 6, 7, 8, 9</text:span><text:span text:style-name="T4">} </text:span><text:span text:style-name="T1">U {*, /, +, -, </text:span><text:span text:style-name="T8">),</text:span><text:span text:style-name="T1"> $} = {</text:span><text:span text:style-name="T5">0,1, 2, 3, 4, 5, 6, 7, 8, 9, </text:span><text:span text:style-name="T1">*, /, +, -, </text:span><text:span text:style-name="T8">),</text:span><text:span text:style-name="T1"> $}</text:span></text:p>
        </text:list-item>
      </text:list>
      <text:p text:style-name="P11"/>
      <text:p text:style-name="P9"/>
      <text:p text:style-name="P15"/>
      <text:p text:style-name="P4"><text:span text:style-name="T23"><text:tab/></text:span><text:span text:style-name="T41">FIRST+ </text:span><text:span text:style-name="T42">SETS:</text:span></text:p>
      <text:p text:style-name="P17"/>
      <text:list xml:id="list529234600" text:style-name="L5">
        <text:list-item>
          <text:p text:style-name="P72"><text:span text:style-name="T24">FIRST+(#1) = </text:span><text:span text:style-name="T26">FIRST(#1) = </text:span><text:span text:style-name="T25">{0, 1, 2, 3, 4, 5, 6, 7, 8, 9, ( </text:span><text:span text:style-name="T26">}</text:span></text:p>
        </text:list-item>
        <text:list-item>
          <text:p text:style-name="P73"><text:span text:style-name="T26">FIRST+(#2) = FIRST(#2) </text:span><text:span text:style-name="T48">U</text:span><text:span text:style-name="T27"> FOLLOW(restExp) = FOLLOW(exp) = </text:span><text:span text:style-name="T28">{</text:span><text:span text:style-name="T33">), </text:span><text:span text:style-name="T34">$</text:span><text:span text:style-name="T28">}</text:span></text:p>
        </text:list-item>
        <text:list-item>
          <text:p text:style-name="P74"><text:span text:style-name="T28">FIRST+(#3) </text:span><text:span text:style-name="T29">= </text:span><text:span text:style-name="T26">FIRST(#</text:span><text:span text:style-name="T30">3</text:span><text:span text:style-name="T26">) </text:span><text:span text:style-name="T30">= {+}</text:span></text:p>
        </text:list-item>
        <text:list-item>
          <text:p text:style-name="P74"><text:span text:style-name="T26">FIRST</text:span><text:span text:style-name="T30">+</text:span><text:span text:style-name="T26">(#</text:span><text:span text:style-name="T30">4</text:span><text:span text:style-name="T26">) </text:span><text:span text:style-name="T30">= </text:span><text:span text:style-name="T26">FIRST(#</text:span><text:span text:style-name="T30">4</text:span><text:span text:style-name="T26">) </text:span><text:span text:style-name="T30">= {-}</text:span></text:p>
        </text:list-item>
        <text:list-item>
          <text:p text:style-name="P74"><text:span text:style-name="T26">FIRST</text:span><text:span text:style-name="T30">+</text:span><text:span text:style-name="T26">(#</text:span><text:span text:style-name="T30">5</text:span><text:span text:style-name="T26">) </text:span><text:span text:style-name="T30">= </text:span><text:span text:style-name="T26">FIRST(#</text:span><text:span text:style-name="T30">5</text:span><text:span text:style-name="T26">) </text:span><text:span text:style-name="T30">= </text:span><text:span text:style-name="T25">{0, 1, 2, 3, 4, 5, 6, 7, 8, 9, ( </text:span><text:span text:style-name="T26">}</text:span></text:p>
        </text:list-item>
        <text:list-item>
          <text:p text:style-name="P67">FIRST+(#6) = FIRST(#6) = <text:span text:style-name="T26">FIRST(#</text:span><text:span text:style-name="T22">6</text:span><text:span text:style-name="T26">) </text:span><text:span text:style-name="T48">U</text:span><text:span text:style-name="T27"> FOLLOW(</text:span><text:span text:style-name="T22">restTerm</text:span><text:span text:style-name="T27">) = FOLLOW(</text:span><text:span text:style-name="T22">term</text:span><text:span text:style-name="T27">) = </text:span><text:span text:style-name="T32">FIRST(restExp) U </text:span><text:span text:style-name="T27">FOLLOW(restExp) </text:span><text:span text:style-name="T36">U FOLLOW(exp) </text:span><text:span text:style-name="T32">= {+, -}</text:span><text:span text:style-name="T27"> </text:span><text:span text:style-name="T31">U </text:span><text:span text:style-name="T27">FOLLOW(</text:span><text:span text:style-name="T31">e</text:span><text:span text:style-name="T27">xp) </text:span><text:span text:style-name="T31">= </text:span><text:span text:style-name="T32">{+, -} U </text:span><text:span text:style-name="T36">{), $}</text:span><text:span text:style-name="T31"> = {</text:span><text:span text:style-name="T32">+, -, </text:span><text:span text:style-name="T33">), </text:span><text:span text:style-name="T35">$</text:span><text:span text:style-name="T31">}</text:span></text:p>
        </text:list-item>
        <text:list-item>
          <text:p text:style-name="P55">FIRST+(#7) = FIRST(#7) = {*}</text:p>
        </text:list-item>
        <text:list-item>
          <text:p text:style-name="P55">FIRST+(#8) = FIRST(#8) = {/}</text:p>
        </text:list-item>
        <text:list-item>
          <text:p text:style-name="P55">FIRST+(#9) = FIRST(#9) = <text:s/>{(}</text:p>
        </text:list-item>
        <text:list-item>
          <text:p text:style-name="P68"><text:span text:style-name="T22">FIRST+(#10) = FIRST(#10) = {</text:span><text:span text:style-name="T25">0, 1, 2, 3, 4, 5, 6, 7, 8, 9</text:span><text:span text:style-name="T22">}</text:span></text:p>
        </text:list-item>
        <text:list-item>
          <text:p text:style-name="P68"><text:span text:style-name="T22">FIRST+(#11) = FIRST(#11) = {</text:span><text:span text:style-name="T25">0, 1, 2, 3, 4, 5, 6, 7, 8, 9</text:span><text:span text:style-name="T22">}</text:span></text:p>
        </text:list-item>
        <text:list-item>
          <text:p text:style-name="P69"><text:span text:style-name="T22">FIRST+(#12) = FIRST(#12) U FOLLOW(restNum) = FOLLOW(num) = FOLLOW(par) = </text:span><text:span text:style-name="T18">FIRST(restTerm) U FOLLOW(restTerm) U FOLLOW(term)</text:span><text:span text:style-name="T22"> = </text:span><text:span text:style-name="T37">{*, /} U FOLLOW(term)</text:span><text:span text:style-name="T27"> = </text:span><text:span text:style-name="T37">{*, /} </text:span><text:span text:style-name="T31">U </text:span><text:span text:style-name="T37">{+, -, ), $}</text:span><text:span text:style-name="T31">= {</text:span><text:span text:style-name="T37">*, /, +, -,</text:span><text:span text:style-name="T31"> </text:span><text:span text:style-name="T34">) ,</text:span><text:span text:style-name="T31">$}</text:span></text:p>
        </text:list-item>
        <text:list-item>
          <text:p text:style-name="P68"><text:span text:style-name="T31">F</text:span><text:span text:style-name="T22">IRST+(#13) = FIRST(#13) = {</text:span><text:span text:style-name="T25">0, 1, 2, 3, 4, 5, 6, 7, 8, 9</text:span><text:span text:style-name="T22">}</text:span></text:p>
        </text:list-item>
        <text:list-item>
          <text:p text:style-name="P68"><text:span text:style-name="T22">FIRST+(#14) = FIRST(#14) = {</text:span><text:span text:style-name="T25">0, 1, 2, 3, 4, 5, 6, 7, 8, 9</text:span><text:span text:style-name="T22">}</text:span></text:p>
        </text:list-item>
      </text:list>
      <text:p text:style-name="P16"/>
      <text:p text:style-name="P20"><text:soft-page-break/><text:span text:style-name="T22"><text:tab/></text:span><text:span text:style-name="T38">Σ = {0, 1, 2, 3, 4, 5, 6, 7, 8, 9, (, ), +, -, *, /, $}</text:span></text:p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 table:number-columns-repeated="2"/>
        <table:table-column table:style-name="Table1.H"/>
        <table:table-column table:style-name="Table1.I"/>
        <table:table-column table:style-name="Table1.J"/>
        <table:table-row>
          <table:table-cell table:style-name="Table1.A1" office:value-type="string">
            <text:p text:style-name="P32"/>
          </table:table-cell>
          <table:table-cell table:style-name="Table1.A1" office:value-type="string">
            <text:p text:style-name="P34">{0,...9}</text:p>
          </table:table-cell>
          <table:table-cell table:style-name="Table1.A1" office:value-type="string">
            <text:p text:style-name="P33">(</text:p>
          </table:table-cell>
          <table:table-cell table:style-name="Table1.A1" office:value-type="string">
            <text:p text:style-name="P33">)</text:p>
          </table:table-cell>
          <table:table-cell table:style-name="Table1.A1" office:value-type="string">
            <text:p text:style-name="P33">+ </text:p>
          </table:table-cell>
          <table:table-cell table:style-name="Table1.A1" office:value-type="string">
            <text:p text:style-name="P39">-</text:p>
          </table:table-cell>
          <table:table-cell table:style-name="Table1.A1" office:value-type="string">
            <text:p text:style-name="P39">*</text:p>
          </table:table-cell>
          <table:table-cell table:style-name="Table1.A1" office:value-type="string">
            <text:p text:style-name="P39">/</text:p>
          </table:table-cell>
          <table:table-cell table:style-name="Table1.A1" office:value-type="string">
            <text:p text:style-name="P36">$(EOF)</text:p>
          </table:table-cell>
          <table:table-cell table:style-name="Table1.J1" office:value-type="string">
            <text:p text:style-name="P40">S <text:span text:style-name="T53">ε</text:span><text:span text:style-name="T54"> Σ</text:span></text:p>
          </table:table-cell>
        </table:table-row>
        <table:table-row table:style-name="Table1.2">
          <table:table-cell table:style-name="Table1.A2" office:value-type="string">
            <text:p text:style-name="P35">exp</text:p>
          </table:table-cell>
          <table:table-cell table:style-name="Table1.A2" office:value-type="string">
            <text:p text:style-name="P37">#1</text:p>
          </table:table-cell>
          <table:table-cell table:style-name="Table1.A2" office:value-type="string">
            <text:p text:style-name="P41">#1</text:p>
          </table:table-cell>
          <table:table-cell table:style-name="Table1.A2" office:value-type="string">
            <text:p text:style-name="P41">error</text:p>
          </table:table-cell>
          <table:table-cell table:style-name="Table1.A2" office:value-type="string">
            <text:p text:style-name="P41">error</text:p>
          </table:table-cell>
          <table:table-cell table:style-name="Table1.A2" office:value-type="string">
            <text:p text:style-name="P41">error</text:p>
          </table:table-cell>
          <table:table-cell table:style-name="Table1.A2" office:value-type="string">
            <text:p text:style-name="P41">error</text:p>
          </table:table-cell>
          <table:table-cell table:style-name="Table1.A2" office:value-type="string">
            <text:p text:style-name="P41">error</text:p>
          </table:table-cell>
          <table:table-cell table:style-name="Table1.A2" office:value-type="string">
            <text:p text:style-name="P41">error</text:p>
          </table:table-cell>
          <table:table-cell table:style-name="Table1.J2" office:value-type="string">
            <text:p text:style-name="P41">error</text:p>
          </table:table-cell>
        </table:table-row>
        <table:table-row>
          <table:table-cell table:style-name="Table1.A2" office:value-type="string">
            <text:p text:style-name="P35">term</text:p>
          </table:table-cell>
          <table:table-cell table:style-name="Table1.A2" office:value-type="string">
            <text:p text:style-name="P46">#5</text:p>
          </table:table-cell>
          <table:table-cell table:style-name="Table1.A2" office:value-type="string">
            <text:p text:style-name="P46">#5</text:p>
          </table:table-cell>
          <table:table-cell table:style-name="Table1.A2" office:value-type="string">
            <text:p text:style-name="P42"><text:span text:style-name="Emphasis"><text:span text:style-name="T55">error</text:span></text:span></text:p>
          </table:table-cell>
          <table:table-cell table:style-name="Table1.A2" office:value-type="string">
            <text:p text:style-name="P42"><text:span text:style-name="Emphasis"><text:span text:style-name="T55">error</text:span></text:span></text:p>
          </table:table-cell>
          <table:table-cell table:style-name="Table1.A2" office:value-type="string">
            <text:p text:style-name="P42"><text:span text:style-name="Emphasis"><text:span text:style-name="T55">error</text:span></text:span></text:p>
          </table:table-cell>
          <table:table-cell table:style-name="Table1.A2" office:value-type="string">
            <text:p text:style-name="P42"><text:span text:style-name="Emphasis"><text:span text:style-name="T55">error</text:span></text:span></text:p>
          </table:table-cell>
          <table:table-cell table:style-name="Table1.A2" office:value-type="string">
            <text:p text:style-name="P42"><text:span text:style-name="Emphasis"><text:span text:style-name="T55">error</text:span></text:span></text:p>
          </table:table-cell>
          <table:table-cell table:style-name="Table1.A2" office:value-type="string">
            <text:p text:style-name="P42"><text:span text:style-name="Emphasis"><text:span text:style-name="T55">error</text:span></text:span></text:p>
          </table:table-cell>
          <table:table-cell table:style-name="Table1.J2" office:value-type="string">
            <text:p text:style-name="P42"><text:span text:style-name="Emphasis"><text:span text:style-name="T55">error</text:span></text:span></text:p>
          </table:table-cell>
        </table:table-row>
        <table:table-row>
          <table:table-cell table:style-name="Table1.A2" office:value-type="string">
            <text:p text:style-name="P38">restExp</text:p>
          </table:table-cell>
          <table:table-cell table:style-name="Table1.A2" office:value-type="string">
            <text:p text:style-name="P43"><text:span text:style-name="Emphasis"><text:span text:style-name="T55">error</text:span></text:span></text:p>
          </table:table-cell>
          <table:table-cell table:style-name="Table1.A2" office:value-type="string">
            <text:p text:style-name="P43"><text:span text:style-name="Emphasis"><text:span text:style-name="T55">error</text:span></text:span></text:p>
          </table:table-cell>
          <table:table-cell table:style-name="Table1.A2" office:value-type="string">
            <text:p text:style-name="P43">#2</text:p>
          </table:table-cell>
          <table:table-cell table:style-name="Table1.A2" office:value-type="string">
            <text:p text:style-name="P43">#3</text:p>
          </table:table-cell>
          <table:table-cell table:style-name="Table1.A2" office:value-type="string">
            <text:p text:style-name="P43">#4</text:p>
          </table:table-cell>
          <table:table-cell table:style-name="Table1.A2" office:value-type="string">
            <text:p text:style-name="P43"><text:span text:style-name="Emphasis"><text:span text:style-name="T55">error</text:span></text:span></text:p>
          </table:table-cell>
          <table:table-cell table:style-name="Table1.A2" office:value-type="string">
            <text:p text:style-name="P43"><text:span text:style-name="Emphasis"><text:span text:style-name="T55">error</text:span></text:span></text:p>
          </table:table-cell>
          <table:table-cell table:style-name="Table1.A2" office:value-type="string">
            <text:p text:style-name="P43">#2</text:p>
          </table:table-cell>
          <table:table-cell table:style-name="Table1.J2" office:value-type="string">
            <text:p text:style-name="P43"><text:span text:style-name="Emphasis"><text:span text:style-name="T55">error</text:span></text:span></text:p>
          </table:table-cell>
        </table:table-row>
        <table:table-row>
          <table:table-cell table:style-name="Table1.A2" office:value-type="string">
            <text:p text:style-name="P35">restTerm</text:p>
          </table:table-cell>
          <table:table-cell table:style-name="Table1.A2" office:value-type="string">
            <text:p text:style-name="P45">error</text:p>
          </table:table-cell>
          <table:table-cell table:style-name="Table1.A2" office:value-type="string">
            <text:p text:style-name="P45">error</text:p>
          </table:table-cell>
          <table:table-cell table:style-name="Table1.A2" office:value-type="string">
            <text:p text:style-name="P45">#6</text:p>
          </table:table-cell>
          <table:table-cell table:style-name="Table1.A2" office:value-type="string">
            <text:p text:style-name="P45">#6</text:p>
          </table:table-cell>
          <table:table-cell table:style-name="Table1.A2" office:value-type="string">
            <text:p text:style-name="P45">#6</text:p>
          </table:table-cell>
          <table:table-cell table:style-name="Table1.A2" office:value-type="string">
            <text:p text:style-name="P45">#7</text:p>
          </table:table-cell>
          <table:table-cell table:style-name="Table1.A2" office:value-type="string">
            <text:p text:style-name="P45">#8</text:p>
          </table:table-cell>
          <table:table-cell table:style-name="Table1.A2" office:value-type="string">
            <text:p text:style-name="P45">#6</text:p>
          </table:table-cell>
          <table:table-cell table:style-name="Table1.J2" office:value-type="string">
            <text:p text:style-name="P42"><text:span text:style-name="Emphasis"><text:span text:style-name="T55">error</text:span></text:span></text:p>
          </table:table-cell>
        </table:table-row>
        <table:table-row>
          <table:table-cell table:style-name="Table1.A2" office:value-type="string">
            <text:p text:style-name="P35">par</text:p>
          </table:table-cell>
          <table:table-cell table:style-name="Table1.A2" office:value-type="string">
            <text:p text:style-name="P45">#10</text:p>
          </table:table-cell>
          <table:table-cell table:style-name="Table1.A2" office:value-type="string">
            <text:p text:style-name="P45">#9</text:p>
          </table:table-cell>
          <table:table-cell table:style-name="Table1.A2" office:value-type="string">
            <text:p text:style-name="P42"><text:span text:style-name="Emphasis"><text:span text:style-name="T55">error</text:span></text:span></text:p>
          </table:table-cell>
          <table:table-cell table:style-name="Table1.A2" office:value-type="string">
            <text:p text:style-name="P42"><text:span text:style-name="Emphasis"><text:span text:style-name="T55">error</text:span></text:span></text:p>
          </table:table-cell>
          <table:table-cell table:style-name="Table1.A2" office:value-type="string">
            <text:p text:style-name="P42"><text:span text:style-name="Emphasis"><text:span text:style-name="T55">error</text:span></text:span></text:p>
          </table:table-cell>
          <table:table-cell table:style-name="Table1.A2" office:value-type="string">
            <text:p text:style-name="P42"><text:span text:style-name="Emphasis"><text:span text:style-name="T55">error</text:span></text:span></text:p>
          </table:table-cell>
          <table:table-cell table:style-name="Table1.A2" office:value-type="string">
            <text:p text:style-name="P42"><text:span text:style-name="Emphasis"><text:span text:style-name="T55">error</text:span></text:span></text:p>
          </table:table-cell>
          <table:table-cell table:style-name="Table1.A2" office:value-type="string">
            <text:p text:style-name="P42"><text:span text:style-name="Emphasis"><text:span text:style-name="T55">error</text:span></text:span></text:p>
          </table:table-cell>
          <table:table-cell table:style-name="Table1.J2" office:value-type="string">
            <text:p text:style-name="P42"><text:span text:style-name="Emphasis"><text:span text:style-name="T55">error</text:span></text:span></text:p>
          </table:table-cell>
        </table:table-row>
        <table:table-row>
          <table:table-cell table:style-name="Table1.A2" office:value-type="string">
            <text:p text:style-name="P35">num</text:p>
          </table:table-cell>
          <table:table-cell table:style-name="Table1.A2" office:value-type="string">
            <text:p text:style-name="P45">#11</text:p>
          </table:table-cell>
          <table:table-cell table:style-name="Table1.A2" office:value-type="string">
            <text:p text:style-name="P42"><text:span text:style-name="Emphasis"><text:span text:style-name="T55">error</text:span></text:span></text:p>
          </table:table-cell>
          <table:table-cell table:style-name="Table1.A2" office:value-type="string">
            <text:p text:style-name="P42"><text:span text:style-name="Emphasis"><text:span text:style-name="T55">error</text:span></text:span></text:p>
          </table:table-cell>
          <table:table-cell table:style-name="Table1.A2" office:value-type="string">
            <text:p text:style-name="P42"><text:span text:style-name="Emphasis"><text:span text:style-name="T55">error</text:span></text:span></text:p>
          </table:table-cell>
          <table:table-cell table:style-name="Table1.A2" office:value-type="string">
            <text:p text:style-name="P42"><text:span text:style-name="Emphasis"><text:span text:style-name="T55">error</text:span></text:span></text:p>
          </table:table-cell>
          <table:table-cell table:style-name="Table1.A2" office:value-type="string">
            <text:p text:style-name="P42"><text:span text:style-name="Emphasis"><text:span text:style-name="T55">error</text:span></text:span></text:p>
          </table:table-cell>
          <table:table-cell table:style-name="Table1.A2" office:value-type="string">
            <text:p text:style-name="P42"><text:span text:style-name="Emphasis"><text:span text:style-name="T55">error</text:span></text:span></text:p>
          </table:table-cell>
          <table:table-cell table:style-name="Table1.A2" office:value-type="string">
            <text:p text:style-name="P42"><text:span text:style-name="Emphasis"><text:span text:style-name="T55">error</text:span></text:span></text:p>
          </table:table-cell>
          <table:table-cell table:style-name="Table1.J2" office:value-type="string">
            <text:p text:style-name="P42"><text:span text:style-name="Emphasis"><text:span text:style-name="T55">error</text:span></text:span></text:p>
          </table:table-cell>
        </table:table-row>
        <table:table-row>
          <table:table-cell table:style-name="Table1.A2" office:value-type="string">
            <text:p text:style-name="P35">restNum</text:p>
          </table:table-cell>
          <table:table-cell table:style-name="Table1.A2" office:value-type="string">
            <text:p text:style-name="P44">#13</text:p>
          </table:table-cell>
          <table:table-cell table:style-name="Table1.A2" office:value-type="string">
            <text:p text:style-name="P44">error</text:p>
          </table:table-cell>
          <table:table-cell table:style-name="Table1.A2" office:value-type="string">
            <text:p text:style-name="P44">#12</text:p>
          </table:table-cell>
          <table:table-cell table:style-name="Table1.A2" office:value-type="string">
            <text:p text:style-name="P44">#12</text:p>
          </table:table-cell>
          <table:table-cell table:style-name="Table1.A2" office:value-type="string">
            <text:p text:style-name="P44">#12</text:p>
          </table:table-cell>
          <table:table-cell table:style-name="Table1.A2" office:value-type="string">
            <text:p text:style-name="P44">#12</text:p>
          </table:table-cell>
          <table:table-cell table:style-name="Table1.A2" office:value-type="string">
            <text:p text:style-name="P44">#12</text:p>
          </table:table-cell>
          <table:table-cell table:style-name="Table1.A2" office:value-type="string">
            <text:p text:style-name="P44">#12</text:p>
          </table:table-cell>
          <table:table-cell table:style-name="Table1.J2" office:value-type="string">
            <text:p text:style-name="P42"><text:span text:style-name="Emphasis"><text:span text:style-name="T55">error</text:span></text:span></text:p>
          </table:table-cell>
        </table:table-row>
        <table:table-row>
          <table:table-cell table:style-name="Table1.A2" office:value-type="string">
            <text:p text:style-name="P35">digit</text:p>
          </table:table-cell>
          <table:table-cell table:style-name="Table1.A2" office:value-type="string">
            <text:p text:style-name="P44">#14</text:p>
          </table:table-cell>
          <table:table-cell table:style-name="Table1.A2" office:value-type="string">
            <text:p text:style-name="P42"><text:span text:style-name="Emphasis"><text:span text:style-name="T55">error</text:span></text:span></text:p>
          </table:table-cell>
          <table:table-cell table:style-name="Table1.A2" office:value-type="string">
            <text:p text:style-name="P42"><text:span text:style-name="Emphasis"><text:span text:style-name="T55">error</text:span></text:span></text:p>
          </table:table-cell>
          <table:table-cell table:style-name="Table1.A2" office:value-type="string">
            <text:p text:style-name="P42"><text:span text:style-name="Emphasis"><text:span text:style-name="T55">error</text:span></text:span></text:p>
          </table:table-cell>
          <table:table-cell table:style-name="Table1.A2" office:value-type="string">
            <text:p text:style-name="P42"><text:span text:style-name="Emphasis"><text:span text:style-name="T55">error</text:span></text:span></text:p>
          </table:table-cell>
          <table:table-cell table:style-name="Table1.A2" office:value-type="string">
            <text:p text:style-name="P42"><text:span text:style-name="Emphasis"><text:span text:style-name="T55">error</text:span></text:span></text:p>
          </table:table-cell>
          <table:table-cell table:style-name="Table1.A2" office:value-type="string">
            <text:p text:style-name="P42"><text:span text:style-name="Emphasis"><text:span text:style-name="T55">error</text:span></text:span></text:p>
          </table:table-cell>
          <table:table-cell table:style-name="Table1.A2" office:value-type="string">
            <text:p text:style-name="P42"><text:span text:style-name="Emphasis"><text:span text:style-name="T55">error</text:span></text:span></text:p>
          </table:table-cell>
          <table:table-cell table:style-name="Table1.J2" office:value-type="string">
            <text:p text:style-name="P42"><text:span text:style-name="Emphasis"><text:span text:style-name="T55">error</text:span></text:span></text:p>
          </table:table-cell>
        </table:table-row>
      </table:table>
      <text:p text:style-name="P10"/>
      <text:p text:style-name="P12"/>
      <text:list xml:id="list130603248517613" text:continue-list="list719470551" text:style-name="L3">
        <text:list-item>
          <text:p text:style-name="P71"><text:span text:style-name="T23">You have to write a recursive descent parser in Java that reads expressions and computes the </text:span><text:span text:style-name="T1">values or prints "parse error" if there is a syntax error. You don't need to identify blank space. You can read the symbols one-by-</text:span><text:span text:style-name="T2">o</text:span><text:span text:style-name="T1">ne (as in the C getchar() function). The expression must end with a newline or EOF.</text:span></text:p>
        </text:list-item>
      </text:list>
      <text:p text:style-name="P14"/>
      <text:p text:style-name="P75"><text:span text:style-name="T44">Notes: </text:span><text:span text:style-name="T11">The implementation is on the part1 folder. </text:span><text:span text:style-name="T9">The input should not have blank space between operators, parentheses and numbers (e.g. 12 + ( 2 – 3 ) is going to throw parse error, but 12+(2-3) is acceptable</text:span><text:span text:style-name="T12">)</text:span><text:span text:style-name="T9">. </text:span><text:span text:style-name="T10">The result is returned as int </text:span><text:span text:style-name="T12">so results over </text:span><text:bookmark text:name="lcmm1_stdout"/><text:span text:style-name="T12">2147483647/ under -</text:span><text:bookmark text:name="lcmm1_stdout2"/><text:span text:style-name="T12">2147483648 will overflow/underflow</text:span><text:span text:style-name="T10">.</text:span></text:p>
      <text:p text:style-name="P75"><text:span text:style-name="T10"/></text:p>
      <text:p text:style-name="P76"><text:span text:style-name="T10">C</text:span><text:span text:style-name="T1">ompile:</text:span></text:p>
      <text:p text:style-name="P48"/>
      <text:p text:style-name="P50">make compile</text:p>
      <text:p text:style-name="P50"/>
      <text:p text:style-name="P56">Execute:</text:p>
      <text:p text:style-name="P56"/>
      <text:p text:style-name="P53">make execute (and input from terminal)</text:p>
      <text:p text:style-name="P50"/>
      <text:p text:style-name="P56">Clean:</text:p>
      <text:p text:style-name="P53"/>
      <text:p text:style-name="P53">make clean</text:p>
      <text:h text:style-name="P80" text:outline-level="2"><text:span text:style-name="T10">Part </text:span><text:span text:style-name="T13">2</text:span></text:h>
      <text:p text:style-name="P28"/>
      <text:p text:style-name="P23"><text:span text:style-name="T13">C</text:span><text:span text:style-name="T1">ode on </text:span><text:span text:style-name="T46">parser.cup</text:span><text:span text:style-name="T45"> </text:span><text:span text:style-name="T47">file is based on the following context free grammar:</text:span></text:p>
      <text:p text:style-name="P30"/>
      <text:p text:style-name="P30">#1 program --&gt; declarations</text:p>
      <text:p text:style-name="P30">#2 declarations --&gt; fun_decl declarations</text:p>
      <text:p text:style-name="P30"><text:soft-page-break/>#3<text:tab/><text:tab/><text:tab/>|fun_calls</text:p>
      <text:p text:style-name="P30">#4 fun_calls --&gt; call fun_calls</text:p>
      <text:p text:style-name="P30">#5<text:tab/><text:tab/><text:tab/>| ε</text:p>
      <text:p text:style-name="P30">#6 fun_decl --&gt; Identifier '(' id_list ')' '{' body '}'</text:p>
      <text:p text:style-name="P30">#7 id_list --&gt; Identifier restIds ')' '{'</text:p>
      <text:p text:style-name="P30">#8<text:tab/><text:tab/><text:tab/>|')' '{'</text:p>
      <text:p text:style-name="P30">#9 restIds --&gt; , Identifier restIds</text:p>
      <text:p text:style-name="P30">#10<text:tab/><text:tab/><text:tab/>| ε</text:p>
      <text:p text:style-name="P30">#11 call --&gt; Identifier '(' expr_list ')'</text:p>
      <text:p text:style-name="P30">#12 expr_list --&gt; exp restExr </text:p>
      <text:p text:style-name="P30">#13<text:tab/><text:tab/><text:tab/>| ε</text:p>
      <text:p text:style-name="P30">#14 restExpr --&gt; , exp restExpr</text:p>
      <text:p text:style-name="P30">#15<text:tab/><text:tab/><text:tab/>| ε</text:p>
      <text:p text:style-name="P30">#16 body --&gt; exp</text:p>
      <text:p text:style-name="P30">#17<text:tab/><text:tab/>| ε</text:p>
      <text:p text:style-name="P30">#18 exp --&gt; call</text:p>
      <text:p text:style-name="P30">#19<text:tab/><text:tab/>|REVERSE exp</text:p>
      <text:p text:style-name="P30">#20<text:tab/><text:tab/>|exp CONCAT exp</text:p>
      <text:p text:style-name="P30">#21<text:tab/><text:tab/>|IF '(' prefix_exp ')' exp ELSE exp</text:p>
      <text:p text:style-name="P30">#22<text:tab/><text:tab/>| Identifier</text:p>
      <text:p text:style-name="P30">#23<text:tab/><text:tab/>| String_Literal</text:p>
      <text:p text:style-name="P30">#24 prefix_exp --&gt; exp PREFIX exp</text:p>
      <text:p text:style-name="P29"/>
      <text:p text:style-name="P25"><text:span text:style-name="T43">Notes</text:span><text:span text:style-name="T40">:</text:span></text:p>
      <text:p text:style-name="P31">On the function calls at the end of the program, the grammar is allowing the arguments of the function to be identifiers and it is supposed that <text:s/>the program input will not use identifier, that has not been declared, as a function argument. </text:p>
      <text:p text:style-name="P26"><text:span text:style-name="T19">T</text:span><text:span text:style-name="T16">he grammar doesn’t accept more than one expression (more than one returns in the Java code produced) in the body of the function.</text:span></text:p>
      <text:p text:style-name="P26"><text:soft-page-break/><text:span text:style-name="T16">To resolve the Reduce/Reduce conflict that came up when defining the rules for fun_decl <text:s/>and fun_call list of arguments, a new KEYWORD was defined and returned from Scanner when the input reads a string that belongs to the </text:span><text:span text:style-name="T20">regular expression [)]{WhiteSpace}*[{]. </text:span><text:span text:style-name="T21">To resolve the Shift/Reduce conflict between the rule exp ::= IDENTIFIER and restIds ::= (*) COMMASEP IDENTIFIER restIds, comma separator was given left precedence.</text:span></text:p>
      <text:p text:style-name="P27"><text:span text:style-name="T21">I </text:span><text:span text:style-name="T16">created two separate functions for reverse and prefix operators.</text:span></text:p>
      <text:p text:style-name="P78">Every function call or expression is considered by the grammar to be bellow all function declarations.</text:p>
      <text:p text:style-name="P78"/>
      <text:p text:style-name="P77"><text:span text:style-name="T10">C</text:span><text:span text:style-name="T1">ompile:</text:span></text:p>
      <text:p text:style-name="P49"/>
      <text:p text:style-name="P51">make compile</text:p>
      <text:p text:style-name="P51"/>
      <text:p text:style-name="P57">Execute:</text:p>
      <text:p text:style-name="P57"/>
      <text:p text:style-name="P54">make execute &lt; {input_file} or make execute (and input from terminal)</text:p>
      <text:p text:style-name="P51"/>
      <text:p text:style-name="P57">Clean:</text:p>
      <text:p text:style-name="P54"/>
      <text:p text:style-name="P54">make clea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/>
    <style:font-face style:name="DAAAAA+LiberationSerif1" svg:font-family="DAAAAA+LiberationSerif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DAAAAA+LiberationSerif" svg:font-family="DAAAAA+Liberation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>
      <style:text-properties style:font-name="Liberation Serif" fo:font-family="'Liberation Serif'" style:font-family-generic="roman" style:font-pitch="variable" fo:font-size="13pt" fo:font-weight="bold" style:font-size-asian="11.3500003814697pt" style:font-weight-asian="bold" style:font-size-complex="13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8T18:45:09.674108958</meta:creation-date>
    <dc:date>2020-04-03T13:06:02.347405619</dc:date>
    <meta:editing-duration>PT4H57M52S</meta:editing-duration>
    <meta:editing-cycles>33</meta:editing-cycles>
    <meta:generator>LibreOffice/6.0.7.3$Linux_X86_64 LibreOffice_project/00m0$Build-3</meta:generator>
    <meta:document-statistic meta:table-count="1" meta:image-count="0" meta:object-count="0" meta:page-count="5" meta:paragraph-count="196" meta:word-count="1148" meta:character-count="5575" meta:non-whitespace-character-count="4518"/>
  </office:meta>
</office:document-meta>
</file>